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A2600004F12A57B8926.svm"/>
  <manifest:file-entry manifest:media-type="" manifest:full-path="Pictures/20000007000069F100004F47AAEC95CC.svm"/>
  <manifest:file-entry manifest:media-type="image/png" manifest:full-path="Pictures/1000020100000082000000968D21B43B.png"/>
  <manifest:file-entry manifest:media-type="" manifest:full-path="Pictures/20000007000069F100004F4752A58C50.svm"/>
  <manifest:file-entry manifest:media-type="" manifest:full-path="Pictures/200000070000698700004EA829D27D13.svm"/>
  <manifest:file-entry manifest:media-type="" manifest:full-path="Pictures/200000070000529500003E1E4B6E3E0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016cm" fo:margin-left="0cm" fo:margin-right="-0.016cm" table:align="margins"/>
    </style:style>
    <style:style style:name="Tabla1.A" style:family="table-column">
      <style:table-column-properties style:column-width="4.433cm" style:rel-column-width="19345*"/>
    </style:style>
    <style:style style:name="Tabla1.B" style:family="table-column">
      <style:table-column-properties style:column-width="5.092cm" style:rel-column-width="22224*"/>
    </style:style>
    <style:style style:name="Tabla1.C" style:family="table-column">
      <style:table-column-properties style:column-width="5.491cm" style:rel-column-width="23966*"/>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4.498cm" table:align="left"/>
    </style:style>
    <style:style style:name="Tabla2.A" style:family="table-column">
      <style:table-column-properties style:column-width="4.498cm"/>
    </style:style>
    <style:style style:name="Tabla2.A1" style:family="table-cell">
      <style:table-cell-properties fo:padding="0.097cm" fo:border="0.002cm solid #000000"/>
    </style:style>
    <style:style style:name="P1" style:family="paragraph" style:parent-style-name="Header">
      <style:paragraph-properties fo:text-align="start"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P7"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Arial" fo:font-size="16pt" style:font-size-asian="16pt" style:font-size-complex="16pt"/>
    </style:style>
    <style:style style:name="P11" style:family="paragraph" style:parent-style-name="Table_20_Contents">
      <style:paragraph-properties fo:text-align="start" style:justify-single-word="false"/>
      <style:text-properties style:font-name="Arial" fo:font-size="12pt" style:font-size-asian="12pt" style:font-size-complex="12pt"/>
    </style:style>
    <style:style style:name="P12" style:family="paragraph" style:parent-style-name="Standard">
      <style:paragraph-properties fo:text-align="start" style:justify-single-word="false"/>
      <style:text-properties style:font-name="Consolas" fo:font-size="11pt" fo:language="es" fo:country="UY" fo:font-weight="normal" style:font-name-asian="Consolas" style:font-size-asian="11pt" style:font-weight-asian="normal" style:font-name-complex="Consolas" style:font-size-complex="11pt" style:font-weight-complex="normal"/>
    </style:style>
    <style:style style:name="P13" style:family="paragraph" style:parent-style-name="Standard">
      <style:text-properties style:font-name="Arial"/>
    </style:style>
    <style:style style:name="P1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language="es" fo:country="UY" fo:font-weight="normal" style:font-name-asian="Consolas" style:font-size-asian="12pt" style:font-weight-asian="normal" style:font-name-complex="Consolas" style:font-size-complex="12pt" style:font-weight-complex="normal"/>
    </style:style>
    <style:style style:name="P16" style:family="paragraph" style:parent-style-name="Standard">
      <style:text-properties style:font-name="Arial" fo:font-size="12pt" style:font-size-asian="12pt" style:font-size-complex="12p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style:language-asian="es" style:country-asian="UY" style:language-complex="ar" style:country-complex="SA"/>
    </style:style>
    <style:style style:name="T4" style:family="text">
      <style:text-properties style:font-name="Arial" fo:font-size="11pt" style:font-name-asian="Consolas1" style:font-size-asian="11pt" style:language-asian="es" style:country-asian="UY" style:font-name-complex="Consolas1" style:font-size-complex="11pt" style:language-complex="ar" style:country-complex="SA"/>
    </style:style>
    <style:style style:name="T5" style:family="text">
      <style:text-properties style:font-name="Consolas1" fo:font-size="11pt" style:font-name-asian="Consolas1" style:font-size-asian="11pt" style:font-name-complex="Consolas1" style:font-size-complex="11pt"/>
    </style:style>
    <style:style style:name="T6" style:family="text">
      <style:text-properties style:font-name="Consolas1" style:font-name-asian="Consolas1" style:font-name-complex="Consolas1"/>
    </style:style>
    <style:style style:name="T7" style:family="text">
      <style:text-properties fo:font-size="11pt" style:font-name-asian="Consolas1" style:font-size-asian="11pt" style:font-name-complex="Consolas1" style:font-size-complex="11pt"/>
    </style:style>
    <style:style style:name="T8" style:family="text">
      <style:text-properties fo:font-size="11pt" style:font-name-asian="Consolas1" style:font-size-asian="11pt" style:language-asian="es" style:country-asian="UY" style:font-name-complex="Consolas1" style:font-size-complex="11pt" style:language-complex="ar" style:country-complex="SA"/>
    </style:style>
    <style:style style:name="T9" style:family="text">
      <style:text-properties style:font-name="Arial" fo:font-size="11pt" style:font-name-asian="Consolas1" style:font-size-asian="11pt" style:font-name-complex="Consolas1" style:font-size-complex="11pt"/>
    </style:style>
    <style:style style:name="T10" style:family="text">
      <style:text-properties style:font-name="Arial" fo:font-size="11pt" style:font-name-asian="Consolas1" style:font-size-asian="11pt" style:language-asian="es" style:country-asian="UY" style:font-name-complex="Consolas1" style:font-size-complex="11pt" style:language-complex="ar" style:country-complex="SA"/>
    </style:style>
    <style:style style:name="T11" style:family="text">
      <style:text-properties style:font-name="Arial" style:font-name-asian="Consolas1" style:font-name-complex="Consolas1"/>
    </style:style>
    <style:style style:name="T12" style:family="text">
      <style:text-properties style:font-name="Arial" style:font-name-asian="Consolas1" style:language-asian="es" style:country-asian="UY" style:font-name-complex="Consolas1" style:language-complex="ar" style:country-complex="SA"/>
    </style:style>
    <style:style style:name="T13" style:family="text">
      <style:text-properties style:font-name="Arial" fo:font-size="12pt" style:font-name-asian="Consolas1" style:font-size-asian="12pt" style:font-name-complex="Consolas1" style:font-size-complex="12pt"/>
    </style:style>
    <style:style style:name="T14" style:family="text">
      <style:text-properties style:font-name-asian="Consolas1" style:font-name-complex="Consolas1"/>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S.I.G.A.T.</text:p>
      <text:p text:style-name="P4">Sistemas Operativos II</text:p>
      <text:p text:style-name="P2">T.I.L.F.A.</text:p>
      <table:table table:name="Tabla1" table:style-name="Tabla1">
        <table:table-column table:style-name="Tabla1.A"/>
        <table:table-column table:style-name="Tabla1.B"/>
        <table:table-column table:style-name="Tabla1.C"/>
        <table:table-row>
          <table:table-cell table:style-name="Tabla1.A1" office:value-type="string">
            <text:p text:style-name="P10">Rol</text:p>
          </table:table-cell>
          <table:table-cell table:style-name="Tabla1.A1" office:value-type="string">
            <text:p text:style-name="P10">Nombre</text:p>
          </table:table-cell>
          <table:table-cell table:style-name="Tabla1.C1" office:value-type="string">
            <text:p text:style-name="P10">Apellido</text:p>
          </table:table-cell>
        </table:table-row>
        <table:table-row>
          <table:table-cell table:style-name="Tabla1.A2" office:value-type="string">
            <text:p text:style-name="P10">Coordinador</text:p>
          </table:table-cell>
          <table:table-cell table:style-name="Tabla1.A2" office:value-type="string">
            <text:p text:style-name="P10">Franco</text:p>
          </table:table-cell>
          <table:table-cell table:style-name="Tabla1.C2" office:value-type="string">
            <text:p text:style-name="P10">Delbono</text:p>
          </table:table-cell>
        </table:table-row>
        <table:table-row>
          <table:table-cell table:style-name="Tabla1.A2" office:value-type="string">
            <text:p text:style-name="P10">Sub coordinador</text:p>
          </table:table-cell>
          <table:table-cell table:style-name="Tabla1.A2" office:value-type="string">
            <text:p text:style-name="P10">Amilcar</text:p>
          </table:table-cell>
          <table:table-cell table:style-name="Tabla1.C2" office:value-type="string">
            <text:p text:style-name="P10">Paz</text:p>
          </table:table-cell>
        </table:table-row>
        <table:table-row>
          <table:table-cell table:style-name="Tabla1.A2" office:value-type="string">
            <text:p text:style-name="P10">Integrante</text:p>
          </table:table-cell>
          <table:table-cell table:style-name="Tabla1.A2" office:value-type="string">
            <text:p text:style-name="P10">Leandro</text:p>
          </table:table-cell>
          <table:table-cell table:style-name="Tabla1.C2" office:value-type="string">
            <text:p text:style-name="P10">Rodriguez</text:p>
          </table:table-cell>
        </table:table-row>
      </table:table>
      <text:p text:style-name="P2"/>
      <text:p text:style-name="P5">Docente: Natalia Boschy</text:p>
      <table:table table:name="Tabla2" table:style-name="Tabla2">
        <table:table-column table:style-name="Tabla2.A"/>
        <table:table-row>
          <table:table-cell table:style-name="Tabla2.A1" office:value-type="string">
            <text:p text:style-name="P11">Fecha de culminacion</text:p>
            <text:p text:style-name="P11"><text:s text:c="8"/>11/7/2016</text:p>
          </table:table-cell>
        </table:table-row>
      </table:table>
      <text:p text:style-name="P5"/>
      <text:p text:style-name="P7">Primera entrega</text:p>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text:soft-page-break/>Manual de Instalacion de Linux Open SUSE 11</text:p>
      <text:p text:style-name="P8"/>
      <text:p text:style-name="P9">Requisitos del sistema:</text:p>
      <text:p text:style-name="P8"/>
      <text:p text:style-name="P8">-Memoria RAM: 512MB</text:p>
      <text:p text:style-name="P8"/>
      <text:p text:style-name="P8">-Espacio libre en disco: 3GB</text:p>
      <text:p text:style-name="P8"/>
      <text:p text:style-name="P9">Paso a paso</text:p>
      <text:p text:style-name="P16">Primero que nada correr la ISO, desde maquina virtual cargarla y configurarla o desde PC física configurar el booteo por CD o pendrive.</text:p>
      <text:p text:style-name="P16">Una vez entre en ejecución aparecerá el siguiente menú:</text:p>
      <text:p text:style-name="Standard"><draw:frame draw:style-name="fr1" draw:name="gráficos2" text:anchor-type="paragraph" svg:x="-0.148cm" svg:y="0.146cm" svg:width="15cm" svg:height="11.282cm" draw:z-index="6"><draw:image xlink:href="Pictures/200000070000529500003E1E4B6E3E06.svm" xlink:type="simple" xlink:show="embed" xlink:actuate="onLoad"/></draw:frame><text:span text:style-name="Fuente_20_de_20_párrafo_20_predeter."><text:span text:style-name="T13">Se debe presionar Enter para continuar, o si se desea se puede cambiar el idioma y la resolución de la pantalla.</text:span></text:span></text:p>
      <text:p text:style-name="P15"><text:span text:style-name="Fuente_20_de_20_párrafo_20_predeter."><text:span text:style-name="T11">Aparecerá una pantalla de carga, y luego comenzara a ejecutarse unos comandos internamente.</text:span></text:span></text:p>
      <text:p text:style-name="P12"/>
      <text:p text:style-name="P12"/>
      <text:p text:style-name="P12"><text:soft-page-break/><text:span text:style-name="Fuente_20_de_20_párrafo_20_predeter."><text:span text:style-name="T13">Una vez carga aparecerá esta pantalla:</text:span></text:span></text:p>
      <text:p text:style-name="Standard"><draw:frame draw:style-name="fr1" draw:name="gráficos3" text:anchor-type="paragraph" svg:x="0cm" svg:y="0.09cm" svg:width="15cm" svg:height="11.18cm" draw:z-index="7"><draw:image xlink:href="Pictures/200000070000698700004EA829D27D13.svm" xlink:type="simple" xlink:show="embed" xlink:actuate="onLoad"/></draw:frame><text:span text:style-name="Fuente_20_de_20_párrafo_20_predeter."><text:span text:style-name="T13">Se está ejecutando Linux pero desde la ISO, es decir que aun no está instalado. Para la instalación se deberá ejecutar el “Live Installer” que está en el escritorio.</text:span></text:span></text:p>
      <text:p text:style-name="P12"><text:span text:style-name="Fuente_20_de_20_párrafo_20_predeter."><text:span text:style-name="T13">Esto abrirá el instalador, pedirá la configuración de idioma y del teclado además de aceptar los términos y condiciones.Se está ejecutando Linux pero desde la ISO, es decir que aun no está instalado. Para la instalación se deberá ejecutar el “Live Installer” que está en el escritorio.</text:span></text:span></text:p>
      <text:p text:style-name="P12"><text:span text:style-name="Fuente_20_de_20_párrafo_20_predeter."><text:span text:style-name="T13">Esto abrirá el instalador, pedirá la configuración de idioma y del teclado además de aceptar los términos y condiciones.</text:span></text:span></text:p>
      <text:p text:style-name="P12"><draw:frame draw:style-name="fr2" draw:name="gráficos4" text:anchor-type="paragraph" svg:width="14.73cm" svg:height="11.021cm" draw:z-index="8"><draw:image xlink:href="Pictures/20000007000069F100004F47AAEC95CC.svm" xlink:type="simple" xlink:show="embed" xlink:actuate="onLoad"/></draw:frame><text:soft-page-break/></text:p>
      <text:p text:style-name="P13">Luego pedirá configurar la región y la zona horaria, luego habrá un asistente para crear y gestionar particiones, se puede poner siguiente o configurarlo a gusto del usuario.</text:p>
      <text:p text:style-name="P13">Después de eso aparecerá la pantalla para crear un usuario, permite elegir el nombre, el comentario, la contraseña; pero además permite decidir el método de encriptación de contraseñas del sistema y si la contraseña de este usuario será la misma que la del usuario ROOT. Si la contraseña no es muy segura (es simple, posee pocos caracteres, etc) preguntara si está seguro de usarla, pero no te impedirá elegir la que desee.</text:p>
      <text:p text:style-name="P13">Por último mostrara al usuario un resumen de las configuraciones realizadas, los detalles del pc que está utilizando, la configuración de booteo; el instalador permite modificar todas las opciones que están ahí, pero no es necesario.</text:p>
      <text:p text:style-name="P13">Ahora hay que proceder a instalar el sistema, aparecerá un mensaje de confirmación de si está seguro de instalar el sistema y formatear el disco duro, luego de eso se procederá <text:s/>a crear las particiones y se instalara el sistema.</text:p>
      <text:p text:style-name="P8"/>
      <text:p text:style-name="P8"/>
      <text:p text:style-name="P8"/>
      <text:p text:style-name="P8"/>
      <text:p text:style-name="Standard"><draw:frame draw:style-name="fr1" draw:name="gráficos5" text:anchor-type="paragraph" svg:x="-0.03cm" svg:y="0.035cm" svg:width="15cm" svg:height="11.224cm" draw:z-index="9"><draw:image xlink:href="Pictures/20000007000069F100004F4752A58C50.svm" xlink:type="simple" xlink:show="embed" xlink:actuate="onLoad"/></draw:frame><text:soft-page-break/><text:span text:style-name="Fuente_20_de_20_párrafo_20_predeter."><text:span text:style-name="T1">Pedirá el usuario del sistema en determinado momento, ahí</text:span></text:span><text:span text:style-name="Fuente_20_de_20_párrafo_20_predeter."><text:span text:style-name="T1"> se designa el nombre del usuario ROOT.</text:span></text:span></text:p>
      <text:p text:style-name="P13">Una vez se haya completado la instalación se deberá reiniciar el equipo y extraer el CD con el equipo apagado. </text:p>
      <text:p text:style-name="P13">Una vez cargue el sistema aparecerá una pantalla que realiza una configuración automática pero solo la primera vez que se inicia el equipo.</text:p>
      <text:p text:style-name="P8"><text:span text:style-name="Fuente_20_de_20_párrafo_20_predeter."/></text:p>
      <text:p text:style-name="P8"><draw:frame draw:style-name="fr2" draw:name="gráficos6" text:anchor-type="paragraph" svg:width="15cm" svg:height="11.172cm" draw:z-index="10"><draw:image xlink:href="Pictures/2000000700006A2600004F12A57B8926.svm" xlink:type="simple" xlink:show="embed" xlink:actuate="onLoad"/></draw:frame><text:soft-page-break/><text:span text:style-name="Fuente_20_de_20_párrafo_20_predeter.">Una vez finalizada la configuración ya se podrá</text:span><text:span text:style-name="Fuente_20_de_20_párrafo_20_predeter."> utilizar esta distribución de Linux con total libert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T1" style:family="text">
      <style:text-properties style:font-name="Arial"/>
    </style:style>
    <style:style style:name="MT2" style:family="text">
      <style:text-properties style:font-name="Arial"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MP1"><draw:frame draw:style-name="Mfr1" draw:name="gráficos1" text:anchor-type="paragraph" svg:x="6.384cm" svg:y="-1.305cm" svg:width="2.233cm" svg:height="2.577cm" draw:z-index="5"><draw:image xlink:href="Pictures/1000020100000082000000968D21B43B.png" xlink:type="simple" xlink:show="embed" xlink:actuate="onLoad"/></draw:frame>T.I.L.F.A. <text:s text:c="96"/>11/7/2016</text:p>
      </style:header>
      <style:footer>
        <text:p text:style-name="Footer"><text:span text:style-name="MT1">S.I.G.A.T.<text:tab/></text:span><text:span text:style-name="MT2">I.T.I<text:tab/>3°B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o </meta:initial-creator>
    <meta:creation-date>2016-06-29T20:44:38.65</meta:creation-date>
    <dc:date>2016-07-05T19:09:21.56</dc:date>
    <dc:creator>Franco </dc:creator>
    <meta:editing-duration>PT2H42M52S</meta:editing-duration>
    <meta:editing-cycles>3</meta:editing-cycles>
    <meta:generator>OpenOffice/4.1.1$Win32 OpenOffice.org_project/411m6$Build-9775</meta:generator>
    <meta:document-statistic meta:table-count="2" meta:image-count="6" meta:object-count="0" meta:page-count="6" meta:paragraph-count="42" meta:word-count="472" meta:character-count="2978"/>
  </office:meta>
</office:document-meta>
</file>